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02T17:13:13.47147" calcext:value-type="date">
            <text:p>2 mars 2025 - 17:13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27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7:13:02.739811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02T17:13:29.659922463</dc:date>
    <meta:editing-duration>P2DT15H14M</meta:editing-duration>
    <meta:editing-cycles>127</meta:editing-cycles>
    <meta:generator>LibreOffice/25.2.1.2$Linux_X86_64 LibreOffice_project/52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